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684a28" officeooo:paragraph-rsid="00684a28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c6e82e" officeooo:paragraph-rsid="01e6fdb5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c6e82e" officeooo:paragraph-rsid="0103024e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officeooo:rsid="006beac8" officeooo:paragraph-rsid="00108b1d" style:font-size-asian="10.5pt" style:font-weight-asian="bold" style:font-size-complex="12pt" style:font-weight-complex="bold"/>
    </style:style>
    <style:style style:name="P5" style:family="paragraph" style:parent-style-name="Standard">
      <style:text-properties officeooo:rsid="006cda86" officeooo:paragraph-rsid="00c8991f"/>
    </style:style>
    <style:style style:name="P6" style:family="paragraph" style:parent-style-name="Standard">
      <style:text-properties fo:color="#000000" fo:font-size="12pt" fo:font-weight="bold" officeooo:rsid="00894d9f" officeooo:paragraph-rsid="00894d9f" style:font-size-asian="10.5pt" style:font-weight-asian="bold" style:font-size-complex="12pt" style:font-weight-complex="bold"/>
    </style:style>
    <style:style style:name="P7" style:family="paragraph" style:parent-style-name="Standard">
      <style:text-properties fo:color="#000000" fo:font-size="12pt" fo:font-weight="bold" officeooo:rsid="00e77961" officeooo:paragraph-rsid="00108b1d" style:font-size-asian="10.5pt" style:font-weight-asian="bold" style:font-size-complex="12pt" style:font-weight-complex="bold"/>
    </style:style>
    <style:style style:name="P8" style:family="paragraph" style:parent-style-name="Standard">
      <style:text-properties fo:color="#000000" fo:font-size="12pt" fo:font-weight="bold" officeooo:rsid="00b65a55" officeooo:paragraph-rsid="00d4f7af" style:font-size-asian="10.5pt" style:font-weight-asian="bold" style:font-size-complex="12pt" style:font-weight-complex="bold"/>
    </style:style>
    <style:style style:name="P9" style:family="paragraph" style:parent-style-name="Standard">
      <style:text-properties fo:color="#000000" fo:font-size="12pt" fo:font-weight="normal" officeooo:rsid="00b144b5" officeooo:paragraph-rsid="00108b1d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color="#000000" fo:font-size="12pt" fo:font-weight="normal" officeooo:rsid="00e77961" officeooo:paragraph-rsid="00108b1d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color="#000000" fo:font-size="12pt" fo:font-weight="normal" officeooo:rsid="00e77961" officeooo:paragraph-rsid="00e8f13e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color="#000000" fo:font-size="12pt" fo:font-weight="normal" officeooo:rsid="00e77961" officeooo:paragraph-rsid="00ecd981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color="#000000" fo:font-size="12pt" fo:font-weight="normal" officeooo:rsid="00e77961" officeooo:paragraph-rsid="0104e55d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color="#000000" fo:font-size="12pt" fo:font-weight="normal" officeooo:rsid="00e77961" officeooo:paragraph-rsid="0119977a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color="#000000" fo:font-size="12pt" fo:font-weight="normal" officeooo:rsid="00b65a55" officeooo:paragraph-rsid="00d4f7af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color="#000000" fo:font-size="12pt" fo:font-weight="normal" officeooo:rsid="00b65a55" officeooo:paragraph-rsid="013049b4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color="#000000" fo:font-size="12pt" fo:font-weight="normal" officeooo:rsid="00b65a55" officeooo:paragraph-rsid="01322bbb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color="#000000" fo:font-size="12pt" fo:font-weight="normal" officeooo:rsid="00b65a55" officeooo:paragraph-rsid="013fc92e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color="#000000" fo:font-size="12pt" fo:font-weight="normal" officeooo:rsid="00b65a55" officeooo:paragraph-rsid="0145f712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color="#000000" fo:font-size="12pt" fo:font-weight="normal" officeooo:rsid="00b65a55" officeooo:paragraph-rsid="015387f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color="#000000" fo:font-size="12pt" fo:font-weight="normal" officeooo:rsid="0065ed41" officeooo:paragraph-rsid="00108b1d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color="#000000" fo:font-size="12pt" fo:font-weight="normal" officeooo:rsid="00ecd981" officeooo:paragraph-rsid="00ecd981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color="#000000" fo:font-size="12pt" fo:font-weight="normal" officeooo:rsid="00ecd981" officeooo:paragraph-rsid="01081ba3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color="#000000" fo:font-size="12pt" fo:font-weight="normal" officeooo:rsid="00ee397e" officeooo:paragraph-rsid="00ee397e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color="#000000" fo:font-size="12pt" fo:font-weight="normal" officeooo:rsid="00feb523" officeooo:paragraph-rsid="00feb523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color="#000000" fo:font-size="12pt" fo:font-weight="normal" officeooo:rsid="00feb523" officeooo:paragraph-rsid="0184b45a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color="#000000" fo:font-size="12pt" fo:font-weight="normal" officeooo:rsid="00feb523" officeooo:paragraph-rsid="019dba88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color="#000000" fo:font-size="12pt" fo:font-weight="normal" officeooo:rsid="0101d738" officeooo:paragraph-rsid="0101d738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color="#000000" fo:font-size="12pt" fo:font-weight="normal" officeooo:rsid="0101d738" officeooo:paragraph-rsid="01c5706f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color="#000000" fo:font-size="12pt" fo:font-weight="normal" officeooo:rsid="0101d738" officeooo:paragraph-rsid="01d04e4c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color="#000000" fo:font-size="12pt" fo:font-weight="normal" officeooo:rsid="0103024e" officeooo:paragraph-rsid="0103024e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color="#000000" fo:font-size="12pt" fo:font-weight="normal" officeooo:rsid="0105786e" officeooo:paragraph-rsid="01081ba3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color="#000000" fo:font-size="12pt" fo:font-weight="normal" officeooo:rsid="0108ffc0" officeooo:paragraph-rsid="0108ffc0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color="#000000" fo:font-size="12pt" fo:font-weight="normal" officeooo:rsid="010a46c4" officeooo:paragraph-rsid="010a46c4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color="#000000" fo:font-size="12pt" fo:font-weight="normal" officeooo:rsid="010bb2af" officeooo:paragraph-rsid="010ca39b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color="#000000" fo:font-size="12pt" fo:font-weight="normal" officeooo:rsid="0111718f" officeooo:paragraph-rsid="0111718f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color="#000000" fo:font-size="12pt" fo:font-weight="normal" officeooo:rsid="0119977a" officeooo:paragraph-rsid="0119977a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color="#000000" fo:font-size="12pt" fo:font-weight="normal" officeooo:rsid="0123fdc6" officeooo:paragraph-rsid="0123fdc6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color="#000000" fo:font-size="12pt" fo:font-weight="normal" officeooo:rsid="012bfd53" officeooo:paragraph-rsid="012bfd53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color="#000000" fo:font-size="12pt" fo:font-weight="normal" officeooo:rsid="012bfd53" officeooo:paragraph-rsid="013049b4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color="#000000" fo:font-size="12pt" fo:font-weight="normal" officeooo:rsid="01534df9" officeooo:paragraph-rsid="01534df9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color="#000000" fo:font-size="12pt" fo:font-weight="normal" officeooo:rsid="00fbd359" officeooo:paragraph-rsid="015387f5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color="#000000" fo:font-size="12pt" fo:font-weight="normal" officeooo:rsid="0164c819" officeooo:paragraph-rsid="0164c819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color="#000000" fo:font-size="12pt" fo:font-weight="normal" officeooo:rsid="01683f0b" officeooo:paragraph-rsid="01683f0b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color="#000000" fo:font-size="12pt" fo:font-weight="normal" officeooo:rsid="0168ad39" officeooo:paragraph-rsid="0168ad39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color="#000000" fo:font-size="12pt" fo:font-weight="normal" officeooo:rsid="016aace4" officeooo:paragraph-rsid="016aace4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color="#000000" fo:font-size="12pt" fo:font-weight="normal" officeooo:rsid="016ba9e1" officeooo:paragraph-rsid="016ba9e1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color="#000000" fo:font-size="12pt" fo:font-weight="normal" officeooo:rsid="016e428a" officeooo:paragraph-rsid="016aace4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color="#000000" fo:font-size="12pt" fo:font-weight="normal" officeooo:rsid="016e428a" officeooo:paragraph-rsid="0170accc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color="#000000" fo:font-size="12pt" fo:font-weight="normal" officeooo:rsid="017ad46f" officeooo:paragraph-rsid="017ad46f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color="#000000" fo:font-size="12pt" fo:font-weight="normal" officeooo:rsid="017ad46f" officeooo:paragraph-rsid="01854527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color="#000000" fo:font-size="12pt" fo:font-weight="normal" officeooo:rsid="017ad46f" officeooo:paragraph-rsid="01904d6d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color="#000000" fo:font-size="12pt" fo:font-weight="normal" officeooo:rsid="0170b9c3" officeooo:paragraph-rsid="0182c25c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color="#000000" fo:font-size="12pt" fo:font-weight="normal" officeooo:rsid="0182c25c" officeooo:paragraph-rsid="0182c25c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color="#000000" fo:font-size="12pt" fo:font-weight="normal" officeooo:rsid="01854527" officeooo:paragraph-rsid="01854527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color="#000000" fo:font-size="12pt" fo:font-weight="normal" officeooo:rsid="0197255c" officeooo:paragraph-rsid="0197255c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color="#000000" fo:font-size="12pt" fo:font-weight="normal" officeooo:rsid="01a1ed47" officeooo:paragraph-rsid="01a1ed47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color="#000000" fo:font-size="12pt" fo:font-weight="normal" officeooo:rsid="01a22758" officeooo:paragraph-rsid="01a22758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color="#000000" fo:font-size="12pt" fo:font-weight="normal" officeooo:rsid="01a242d0" officeooo:paragraph-rsid="01a242d0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color="#000000" fo:font-size="12pt" fo:font-weight="normal" officeooo:rsid="01a400eb" officeooo:paragraph-rsid="01a400eb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color="#000000" fo:font-size="12pt" fo:font-weight="normal" officeooo:rsid="01a468b8" officeooo:paragraph-rsid="01a468b8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color="#000000" fo:font-size="12pt" fo:font-weight="normal" officeooo:rsid="01c39eb7" officeooo:paragraph-rsid="01c39eb7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color="#000000" fo:font-size="12pt" fo:font-weight="normal" officeooo:rsid="00c6e82e" officeooo:paragraph-rsid="01e6fdb5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color="#000000" fo:font-size="12pt" fo:font-weight="normal" officeooo:rsid="00c6e82e" officeooo:paragraph-rsid="01ebc254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color="#000000" fo:font-size="18pt" fo:font-weight="bold" officeooo:rsid="00e77961" officeooo:paragraph-rsid="00108b1d" style:font-size-asian="18pt" style:font-weight-asian="bold" style:font-size-complex="18pt" style:font-weight-complex="bold"/>
    </style:style>
    <style:style style:name="P66" style:family="paragraph" style:parent-style-name="Standard">
      <style:text-properties fo:color="#000000" fo:font-size="18pt" fo:font-weight="bold" officeooo:rsid="00e9c1dd" officeooo:paragraph-rsid="00e9c1dd" style:font-size-asian="18pt" style:font-weight-asian="bold" style:font-size-complex="18pt" style:font-weight-complex="bold"/>
    </style:style>
    <style:style style:name="P67" style:family="paragraph" style:parent-style-name="Standard">
      <style:text-properties fo:color="#000000" fo:font-size="18pt" fo:font-weight="bold" officeooo:rsid="00b65a55" officeooo:paragraph-rsid="00d4f7af" style:font-size-asian="18pt" style:font-weight-asian="bold" style:font-size-complex="18pt" style:font-weight-complex="bold"/>
    </style:style>
    <style:style style:name="P68" style:family="paragraph" style:parent-style-name="Standard">
      <style:text-properties fo:color="#000000" fo:font-size="18pt" fo:font-weight="bold" officeooo:rsid="00b65a55" officeooo:paragraph-rsid="0164c819" style:font-size-asian="18pt" style:font-weight-asian="bold" style:font-size-complex="18pt" style:font-weight-complex="bold"/>
    </style:style>
    <style:style style:name="P69" style:family="paragraph" style:parent-style-name="Standard">
      <style:text-properties fo:color="#000000" fo:font-size="18pt" fo:font-weight="bold" officeooo:rsid="01682ab2" officeooo:paragraph-rsid="01682ab2" style:font-size-asian="18pt" style:font-weight-asian="bold" style:font-size-complex="18pt" style:font-weight-complex="bold"/>
    </style:style>
    <style:style style:name="P70" style:family="paragraph" style:parent-style-name="Standard">
      <style:text-properties fo:color="#000000" fo:font-size="18pt" fo:font-weight="bold" officeooo:rsid="019dba88" officeooo:paragraph-rsid="00feb523" style:font-size-asian="18pt" style:font-weight-asian="bold" style:font-size-complex="18pt" style:font-weight-complex="bold"/>
    </style:style>
    <style:style style:name="P71" style:family="paragraph" style:parent-style-name="Standard">
      <style:text-properties fo:color="#000000" fo:font-size="18pt" fo:font-weight="normal" officeooo:rsid="00e77961" officeooo:paragraph-rsid="00108b1d" style:font-size-asian="18pt" style:font-weight-asian="normal" style:font-size-complex="18pt" style:font-weight-complex="normal"/>
    </style:style>
    <style:style style:name="P72" style:family="paragraph" style:parent-style-name="Standard">
      <style:text-properties fo:color="#000000" fo:font-size="18pt" fo:font-weight="normal" officeooo:rsid="0197255c" officeooo:paragraph-rsid="0197255c" style:font-size-asian="18pt" style:font-weight-asian="normal" style:font-size-complex="18pt" style:font-weight-complex="normal"/>
    </style:style>
    <style:style style:name="P73" style:family="paragraph" style:parent-style-name="Standard">
      <style:text-properties fo:color="#000000" fo:font-size="13pt" fo:font-weight="bold" officeooo:rsid="00e77961" officeooo:paragraph-rsid="00108b1d" style:font-size-asian="13pt" style:font-weight-asian="bold" style:font-size-complex="13pt" style:font-weight-complex="bold"/>
    </style:style>
    <style:style style:name="P74" style:family="paragraph" style:parent-style-name="Standard">
      <style:text-properties fo:color="#000000" fo:font-size="13pt" fo:font-weight="bold" officeooo:rsid="00b65a55" officeooo:paragraph-rsid="00d4f7af" style:font-size-asian="13pt" style:font-weight-asian="bold" style:font-size-complex="13pt" style:font-weight-complex="bold"/>
    </style:style>
    <style:style style:name="P75" style:family="paragraph" style:parent-style-name="Standard">
      <style:text-properties fo:color="#000000" fo:font-size="13pt" fo:font-style="normal" fo:font-weight="bold" officeooo:rsid="00e77961" officeooo:paragraph-rsid="00108b1d" style:font-size-asian="13pt" style:font-style-asian="normal" style:font-weight-asian="bold" style:font-size-complex="13pt" style:font-style-complex="normal" style:font-weight-complex="bold"/>
    </style:style>
    <style:style style:name="P76" style:family="paragraph" style:parent-style-name="Standard">
      <style:text-properties fo:color="#000000" fo:font-size="13pt" fo:font-style="italic" fo:font-weight="normal" officeooo:rsid="00e77961" officeooo:paragraph-rsid="00108b1d" style:font-size-asian="13pt" style:font-style-asian="italic" style:font-weight-asian="normal" style:font-size-complex="13pt" style:font-style-complex="italic" style:font-weight-complex="normal"/>
    </style:style>
    <style:style style:name="P77" style:family="paragraph" style:parent-style-name="Standard">
      <style:text-properties fo:color="#000000" fo:font-size="22pt" fo:font-weight="bold" officeooo:rsid="00e77961" officeooo:paragraph-rsid="00108b1d" style:font-size-asian="22pt" style:font-weight-asian="bold" style:font-size-complex="22pt" style:font-weight-complex="bold"/>
    </style:style>
    <style:style style:name="P78" style:family="paragraph" style:parent-style-name="Standard">
      <style:text-properties fo:color="#000000" fo:font-size="15pt" fo:font-weight="bold" officeooo:rsid="00f4ca43" officeooo:paragraph-rsid="00f4ca43" style:font-size-asian="15pt" style:font-weight-asian="bold" style:font-size-complex="15pt" style:font-weight-complex="bold"/>
    </style:style>
    <style:style style:name="P79" style:family="paragraph" style:parent-style-name="Standard">
      <style:text-properties fo:color="#000000" fo:font-size="14pt" fo:font-weight="normal" officeooo:rsid="012195f8" officeooo:paragraph-rsid="012195f8" style:font-size-asian="14pt" style:font-weight-asian="normal" style:font-size-complex="14pt" style:font-weight-complex="normal"/>
    </style:style>
    <style:style style:name="P80" style:family="paragraph" style:parent-style-name="Standard">
      <style:text-properties fo:color="#000000" fo:font-size="14pt" fo:font-weight="bold" officeooo:rsid="00f7a02d" officeooo:paragraph-rsid="0164c819" style:font-size-asian="14pt" style:font-weight-asian="bold" style:font-size-complex="14pt" style:font-weight-complex="bold"/>
    </style:style>
    <style:style style:name="P81" style:family="paragraph" style:parent-style-name="Standard">
      <style:text-properties fo:color="#000000" fo:font-size="14pt" fo:font-weight="bold" officeooo:rsid="01bc2676" officeooo:paragraph-rsid="01bc2676" style:font-size-asian="14pt" style:font-weight-asian="bold" style:font-size-complex="14pt" style:font-weight-complex="bold"/>
    </style:style>
    <style:style style:name="P82" style:family="paragraph" style:parent-style-name="Standard">
      <style:text-properties fo:color="#000000" fo:font-size="11pt" fo:font-weight="normal" officeooo:rsid="01e4330a" officeooo:paragraph-rsid="01e5e72b" style:font-size-asian="11pt" style:font-weight-asian="normal" style:font-size-complex="11pt" style:font-weight-complex="normal"/>
    </style:style>
    <style:style style:name="P83" style:family="paragraph" style:parent-style-name="Standard">
      <style:text-properties fo:color="#ce181e" fo:font-size="12pt" fo:font-weight="normal" officeooo:rsid="00ecd981" officeooo:paragraph-rsid="0108ffc0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color="#ce181e" fo:font-size="12pt" fo:font-weight="normal" officeooo:rsid="0125f2cd" officeooo:paragraph-rsid="0125f2cd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color="#ce181e" fo:font-size="12pt" fo:font-weight="normal" officeooo:rsid="01854527" officeooo:paragraph-rsid="01854527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color="#ce181e" fo:font-size="12pt" fo:font-weight="normal" officeooo:rsid="00feb523" officeooo:paragraph-rsid="018d01d3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color="#ce181e" fo:font-size="12pt" fo:font-weight="normal" officeooo:rsid="00feb523" officeooo:paragraph-rsid="018dd4ba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color="#ce181e" fo:font-size="12pt" fo:font-weight="normal" officeooo:rsid="00feb523" officeooo:paragraph-rsid="01904d6d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color="#ce181e" fo:font-size="12pt" fo:font-weight="normal" officeooo:rsid="018dd4ba" officeooo:paragraph-rsid="018dd4ba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color="#ce181e" fo:font-size="12pt" fo:font-weight="bold" officeooo:rsid="016bdadb" officeooo:paragraph-rsid="016bdadb" style:font-size-asian="10.5pt" style:font-weight-asian="bold" style:font-size-complex="12pt" style:font-weight-complex="bold"/>
    </style:style>
    <style:style style:name="P91" style:family="paragraph" style:parent-style-name="Standard">
      <style:text-properties fo:color="#ce181e" fo:font-size="14pt" fo:font-weight="bold" officeooo:rsid="00e77961" officeooo:paragraph-rsid="00108b1d" style:font-size-asian="14pt" style:font-weight-asian="bold" style:font-size-complex="14pt" style:font-weight-complex="bold"/>
    </style:style>
    <style:style style:name="P92" style:family="paragraph" style:parent-style-name="Standard">
      <style:text-properties fo:color="#ce181e" fo:font-size="14pt" fo:font-weight="bold" officeooo:rsid="017ad46f" officeooo:paragraph-rsid="017ad46f" style:font-size-asian="14pt" style:font-weight-asian="bold" style:font-size-complex="14pt" style:font-weight-complex="bold"/>
    </style:style>
    <style:style style:name="P93" style:family="paragraph" style:parent-style-name="Standard">
      <style:text-properties fo:color="#ce181e" fo:font-size="24pt" fo:font-weight="bold" officeooo:rsid="00b65a55" officeooo:paragraph-rsid="00d4f7af" style:font-size-asian="24pt" style:font-weight-asian="bold" style:font-size-complex="24pt" style:font-weight-complex="bold"/>
    </style:style>
    <style:style style:name="P94" style:family="paragraph" style:parent-style-name="Standard">
      <style:text-properties officeooo:rsid="00108b1d" officeooo:paragraph-rsid="00108b1d"/>
    </style:style>
    <style:style style:name="P95" style:family="paragraph" style:parent-style-name="Standard">
      <style:text-properties officeooo:paragraph-rsid="018a9399"/>
    </style:style>
    <style:style style:name="P96" style:family="paragraph" style:parent-style-name="Standard">
      <style:text-properties fo:color="#00a65d" fo:font-size="12pt" fo:font-weight="bold" officeooo:rsid="01867ec5" officeooo:paragraph-rsid="01867ec5" style:font-size-asian="10.5pt" style:font-weight-asian="bold" style:font-size-complex="12pt" style:font-weight-complex="bold"/>
    </style:style>
    <style:style style:name="P97" style:family="paragraph" style:parent-style-name="Standard">
      <style:text-properties fo:color="#00a65d" fo:font-size="12pt" fo:font-weight="bold" officeooo:rsid="018d01d3" officeooo:paragraph-rsid="0192232c" style:font-size-asian="10.5pt" style:font-weight-asian="bold" style:font-size-complex="12pt" style:font-weight-complex="bold"/>
    </style:style>
    <style:style style:name="P98" style:family="paragraph" style:parent-style-name="Standard">
      <style:text-properties fo:color="#00a65d" fo:font-size="12pt" fo:font-weight="normal" officeooo:rsid="0199994d" officeooo:paragraph-rsid="0199994d" style:font-size-asian="10.5pt" style:font-weight-asian="normal" style:font-size-complex="12pt" style:font-weight-complex="normal"/>
    </style:style>
    <style:style style:name="P99" style:family="paragraph" style:parent-style-name="Standard">
      <style:text-properties fo:color="#0066b3" fo:font-size="14pt" fo:font-weight="bold" officeooo:rsid="01854527" officeooo:paragraph-rsid="01854527" style:font-size-asian="14pt" style:font-weight-asian="bold" style:font-size-complex="14pt" style:font-weight-complex="bold"/>
    </style:style>
    <style:style style:name="P100" style:family="paragraph" style:parent-style-name="Standard">
      <style:text-properties fo:color="#0066b3" fo:font-size="14pt" fo:font-weight="bold" officeooo:rsid="016ba9e1" officeooo:paragraph-rsid="016ba9e1" style:font-size-asian="14pt" style:font-weight-asian="bold" style:font-size-complex="14pt" style:font-weight-complex="bold"/>
    </style:style>
    <style:style style:name="P101" style:family="paragraph" style:parent-style-name="Standard">
      <style:text-properties fo:color="#0066b3" fo:font-size="14pt" fo:font-weight="bold" officeooo:rsid="016ec319" officeooo:paragraph-rsid="016ec319" style:font-size-asian="14pt" style:font-weight-asian="bold" style:font-size-complex="14pt" style:font-weight-complex="bold"/>
    </style:style>
    <style:style style:name="P102" style:family="paragraph" style:parent-style-name="Standard">
      <style:text-properties fo:color="#0066b3" fo:font-size="13pt" fo:font-weight="bold" officeooo:rsid="017ad46f" officeooo:paragraph-rsid="019dba88" style:font-size-asian="13pt" style:font-weight-asian="bold" style:font-size-complex="13pt" style:font-weight-complex="bold"/>
    </style:style>
    <style:style style:name="P103" style:family="paragraph" style:parent-style-name="Standard">
      <style:text-properties fo:color="#0066b3" fo:font-size="13pt" fo:font-weight="bold" officeooo:rsid="0199894e" officeooo:paragraph-rsid="0197255c" style:font-size-asian="13pt" style:font-weight-asian="bold" style:font-size-complex="13pt" style:font-weight-complex="bold"/>
    </style:style>
    <style:style style:name="P104" style:family="paragraph" style:parent-style-name="Standard">
      <style:text-properties fo:color="#0066b3" fo:font-size="12pt" fo:font-weight="bold" officeooo:rsid="00feb523" officeooo:paragraph-rsid="01904d6d" style:font-size-asian="10.5pt" style:font-weight-asian="bold" style:font-size-complex="12pt" style:font-weight-complex="bold"/>
    </style:style>
    <style:style style:name="P105" style:family="paragraph" style:parent-style-name="Standard">
      <style:text-properties fo:color="#0066b3" fo:font-size="16pt" fo:font-weight="bold" officeooo:rsid="01854527" officeooo:paragraph-rsid="019dba88" style:font-size-asian="16pt" style:font-weight-asian="bold" style:font-size-complex="16pt" style:font-weight-complex="bold"/>
    </style:style>
    <style:style style:name="P106" style:family="paragraph" style:parent-style-name="Standard">
      <style:text-properties fo:color="#0066b3" fo:font-size="16pt" fo:font-weight="bold" officeooo:rsid="00feb523" officeooo:paragraph-rsid="017ad46f" style:font-size-asian="16pt" style:font-weight-asian="bold" style:font-size-complex="16pt" style:font-weight-complex="bold"/>
    </style:style>
    <style:style style:name="P107" style:family="paragraph" style:parent-style-name="Standard">
      <style:text-properties officeooo:paragraph-rsid="01e25cda"/>
    </style:style>
    <style:style style:name="P108" style:family="paragraph" style:parent-style-name="Standard">
      <style:text-properties fo:color="#ed1c24" fo:font-size="12pt" fo:font-weight="bold" officeooo:rsid="01ea5fd1" officeooo:paragraph-rsid="01ea5fd1" style:font-size-asian="10.5pt" style:font-weight-asian="bold" style:font-size-complex="12pt" style:font-weight-complex="bold"/>
    </style:style>
    <style:style style:name="P109" style:family="paragraph" style:parent-style-name="Table_20_Contents">
      <style:text-properties fo:font-size="12pt" style:font-size-asian="10.5pt" style:font-size-complex="12pt"/>
    </style:style>
    <style:style style:name="P110" style:family="paragraph" style:parent-style-name="Table_20_Contents">
      <style:text-properties fo:font-size="12pt" officeooo:rsid="01e88983" officeooo:paragraph-rsid="01e88983" style:font-size-asian="10.5pt" style:font-size-complex="12pt"/>
    </style:style>
    <style:style style:name="P111" style:family="paragraph" style:parent-style-name="Standard">
      <style:text-properties fo:color="#ce181e" fo:font-size="12pt" fo:font-weight="normal" officeooo:rsid="01aeb101" officeooo:paragraph-rsid="01c5706f" style:font-size-asian="10.5pt" style:font-weight-asian="normal" style:font-size-complex="12pt" style:font-weight-complex="normal"/>
    </style:style>
    <style:style style:name="P112" style:family="paragraph" style:parent-style-name="Standard">
      <style:text-properties fo:color="#ce181e" fo:font-size="12pt" fo:font-weight="normal" officeooo:rsid="01aeb101" officeooo:paragraph-rsid="01bc2676" style:font-size-asian="10.5pt" style:font-weight-asian="normal" style:font-size-complex="12pt" style:font-weight-complex="normal"/>
    </style:style>
    <style:style style:name="P113" style:family="paragraph" style:parent-style-name="Standard">
      <style:text-properties fo:color="#ce181e" fo:font-size="12pt" fo:font-weight="normal" officeooo:rsid="01bd5745" officeooo:paragraph-rsid="01c5706f" style:font-size-asian="10.5pt" style:font-weight-asian="normal" style:font-size-complex="12pt" style:font-weight-complex="normal"/>
    </style:style>
    <style:style style:name="P114" style:family="paragraph" style:parent-style-name="Standard">
      <style:text-properties fo:color="#ce181e" fo:font-size="12pt" fo:font-weight="normal" officeooo:rsid="01a8c90e" officeooo:paragraph-rsid="01e25cda" fo:background-color="transparent" style:font-size-asian="10.5pt" style:font-weight-asian="normal" style:font-size-complex="12pt" style:font-weight-complex="normal"/>
    </style:style>
    <style:style style:name="P115" style:family="paragraph" style:parent-style-name="Standard">
      <style:text-properties fo:color="#ce181e" fo:font-size="12pt" fo:font-weight="normal" officeooo:rsid="01a8c90e" officeooo:paragraph-rsid="01db2541" fo:background-color="transparent" style:font-size-asian="10.5pt" style:font-weight-asian="normal" style:font-size-complex="12pt" style:font-weight-complex="normal"/>
    </style:style>
    <style:style style:name="P116" style:family="paragraph" style:parent-style-name="Standard">
      <style:text-properties fo:color="#ce181e" fo:font-size="12pt" fo:font-weight="normal" officeooo:rsid="01a8c90e" officeooo:paragraph-rsid="01d5ff77" fo:background-color="transparent" style:font-size-asian="10.5pt" style:font-weight-asian="normal" style:font-size-complex="12pt" style:font-weight-complex="normal"/>
    </style:style>
    <style:style style:name="P117" style:family="paragraph" style:parent-style-name="Standard">
      <style:text-properties fo:color="#ce181e" fo:font-size="12pt" fo:font-weight="normal" officeooo:rsid="01bd5745" officeooo:paragraph-rsid="01c5706f" fo:background-color="transparent" style:font-size-asian="10.5pt" style:font-weight-asian="normal" style:font-size-complex="12pt" style:font-weight-complex="normal"/>
    </style:style>
    <style:style style:name="P118" style:family="paragraph" style:parent-style-name="Standard">
      <style:text-properties fo:color="#ce181e" fo:font-size="12pt" fo:font-weight="normal" officeooo:rsid="01bd5745" officeooo:paragraph-rsid="01e0257a" fo:background-color="transparent" style:font-size-asian="10.5pt" style:font-weight-asian="normal" style:font-size-complex="12pt" style:font-weight-complex="normal"/>
    </style:style>
    <style:style style:name="P119" style:family="paragraph" style:parent-style-name="Standard">
      <style:text-properties fo:color="#ce181e" fo:font-size="12pt" fo:font-weight="normal" officeooo:rsid="01bd5745" officeooo:paragraph-rsid="01dd76df" fo:background-color="transparent" style:font-size-asian="10.5pt" style:font-weight-asian="normal" style:font-size-complex="12pt" style:font-weight-complex="normal"/>
    </style:style>
    <style:style style:name="P120" style:family="paragraph" style:parent-style-name="Standard">
      <style:text-properties fo:color="#ce181e" fo:font-size="12pt" fo:font-weight="normal" officeooo:rsid="01bc5a8a" officeooo:paragraph-rsid="01ded76f" fo:background-color="transparent" style:font-size-asian="10.5pt" style:font-weight-asian="normal" style:font-size-complex="12pt" style:font-weight-complex="normal"/>
    </style:style>
    <style:style style:name="P121" style:family="paragraph" style:parent-style-name="Standard">
      <style:text-properties fo:color="#ce181e" fo:font-size="12pt" fo:font-weight="normal" officeooo:rsid="01aeb101" officeooo:paragraph-rsid="01dce28d" fo:background-color="transparent" style:font-size-asian="10.5pt" style:font-weight-asian="normal" style:font-size-complex="12pt" style:font-weight-complex="normal"/>
    </style:style>
    <style:style style:name="P122" style:family="paragraph" style:parent-style-name="Standard">
      <style:text-properties fo:color="#ce181e" fo:font-size="12pt" fo:font-weight="normal" officeooo:rsid="01aeb101" officeooo:paragraph-rsid="01da5c7c" fo:background-color="transparent" style:font-size-asian="10.5pt" style:font-weight-asian="normal" style:font-size-complex="12pt" style:font-weight-complex="normal"/>
    </style:style>
    <style:style style:name="P123" style:family="paragraph" style:parent-style-name="Standard">
      <style:text-properties fo:color="#ce181e" fo:font-size="12pt" fo:font-weight="bold" officeooo:rsid="01682ab2" officeooo:paragraph-rsid="00894d9f" style:font-size-asian="10.5pt" style:font-weight-asian="bold" style:font-size-complex="12pt" style:font-weight-complex="bold"/>
    </style:style>
    <style:style style:name="P124" style:family="paragraph" style:parent-style-name="Standard">
      <style:text-properties fo:color="#ed1c24" fo:font-size="12pt" fo:language="pt" fo:country="PT" fo:font-weight="normal" officeooo:rsid="00c6e82e" officeooo:paragraph-rsid="01d5ff77" fo:background-color="#fff200" style:font-size-asian="12pt" style:font-weight-asian="normal" style:font-size-complex="12pt" style:font-weight-complex="normal"/>
    </style:style>
    <style:style style:name="P125" style:family="paragraph" style:parent-style-name="Standard">
      <style:text-properties fo:color="#000000" fo:font-size="12pt" fo:font-weight="normal" officeooo:rsid="01e6fdb5" officeooo:paragraph-rsid="01e6fdb5" style:font-size-asian="10.5pt" style:font-weight-asian="normal" style:font-size-complex="12pt" style:font-weight-complex="normal"/>
    </style:style>
    <style:style style:name="P126" style:family="paragraph" style:parent-style-name="Standard">
      <style:text-properties fo:color="#000000" fo:font-size="12pt" fo:font-weight="normal" officeooo:rsid="00c6e82e" officeooo:paragraph-rsid="01e6fdb5" style:font-size-asian="10.5pt" style:font-weight-asian="normal" style:font-size-complex="12pt" style:font-weight-complex="normal"/>
    </style:style>
    <style:style style:name="P127" style:family="paragraph" style:parent-style-name="Standard">
      <style:text-properties fo:color="#000000" fo:font-size="12pt" fo:font-weight="normal" officeooo:rsid="00c6e82e" officeooo:paragraph-rsid="0101d738" style:font-size-asian="10.5pt" style:font-weight-asian="normal" style:font-size-complex="12pt" style:font-weight-complex="normal"/>
    </style:style>
    <style:style style:name="P128" style:family="paragraph" style:parent-style-name="Standard">
      <style:text-properties fo:color="#000000" fo:font-size="12pt" fo:font-weight="normal" officeooo:rsid="01a242d0" officeooo:paragraph-rsid="01a242d0" style:font-size-asian="10.5pt" style:font-weight-asian="normal" style:font-size-complex="12pt" style:font-weight-complex="normal"/>
    </style:style>
    <style:style style:name="P129" style:family="paragraph" style:parent-style-name="Standard">
      <style:text-properties fo:color="#000000" fo:font-size="12pt" fo:font-weight="normal" officeooo:rsid="0101d738" officeooo:paragraph-rsid="01e25cda" fo:background-color="transparent" style:font-size-asian="10.5pt" style:font-weight-asian="normal" style:font-size-complex="12pt" style:font-weight-complex="normal"/>
    </style:style>
    <style:style style:name="P130" style:family="paragraph" style:parent-style-name="Standard">
      <style:text-properties fo:color="#000000" fo:font-size="12pt" fo:font-weight="normal" officeooo:rsid="0101d738" officeooo:paragraph-rsid="01e1009b" fo:background-color="transparent" style:font-size-asian="10.5pt" style:font-weight-asian="normal" style:font-size-complex="12pt" style:font-weight-complex="normal"/>
    </style:style>
    <style:style style:name="P131" style:family="paragraph" style:parent-style-name="Standard">
      <style:text-properties fo:color="#000000" fo:font-size="12pt" fo:font-weight="normal" officeooo:rsid="0101d738" officeooo:paragraph-rsid="01e0257a" fo:background-color="transparent" style:font-size-asian="10.5pt" style:font-weight-asian="normal" style:font-size-complex="12pt" style:font-weight-complex="normal"/>
    </style:style>
    <style:style style:name="P132" style:family="paragraph" style:parent-style-name="Standard">
      <style:text-properties fo:color="#000000" fo:font-size="12pt" fo:font-weight="normal" officeooo:rsid="0101d738" officeooo:paragraph-rsid="01ded76f" fo:background-color="transparent" style:font-size-asian="10.5pt" style:font-weight-asian="normal" style:font-size-complex="12pt" style:font-weight-complex="normal"/>
    </style:style>
    <style:style style:name="P133" style:family="paragraph" style:parent-style-name="Standard">
      <style:text-properties fo:color="#000000" fo:font-size="12pt" fo:font-weight="normal" officeooo:rsid="0101d738" officeooo:paragraph-rsid="01dd76df" fo:background-color="transparent" style:font-size-asian="10.5pt" style:font-weight-asian="normal" style:font-size-complex="12pt" style:font-weight-complex="normal"/>
    </style:style>
    <style:style style:name="P134" style:family="paragraph" style:parent-style-name="Standard">
      <style:text-properties fo:color="#000000" fo:font-size="12pt" fo:font-weight="normal" officeooo:rsid="0101d738" officeooo:paragraph-rsid="01dce28d" fo:background-color="transparent" style:font-size-asian="10.5pt" style:font-weight-asian="normal" style:font-size-complex="12pt" style:font-weight-complex="normal"/>
    </style:style>
    <style:style style:name="P135" style:family="paragraph" style:parent-style-name="Standard">
      <style:text-properties fo:color="#000000" fo:font-size="12pt" fo:font-weight="normal" officeooo:rsid="0101d738" officeooo:paragraph-rsid="01db2541" fo:background-color="transparent" style:font-size-asian="10.5pt" style:font-weight-asian="normal" style:font-size-complex="12pt" style:font-weight-complex="normal"/>
    </style:style>
    <style:style style:name="P136" style:family="paragraph" style:parent-style-name="Standard">
      <style:text-properties fo:color="#000000" fo:font-size="12pt" fo:font-weight="normal" officeooo:rsid="0101d738" officeooo:paragraph-rsid="01da5c7c" fo:background-color="transparent" style:font-size-asian="10.5pt" style:font-weight-asian="normal" style:font-size-complex="12pt" style:font-weight-complex="normal"/>
    </style:style>
    <style:style style:name="P137" style:family="paragraph" style:parent-style-name="Standard">
      <style:text-properties fo:color="#000000" fo:font-size="12pt" fo:font-weight="normal" officeooo:rsid="0101d738" officeooo:paragraph-rsid="01da2c31" fo:background-color="transparent" style:font-size-asian="10.5pt" style:font-weight-asian="normal" style:font-size-complex="12pt" style:font-weight-complex="normal"/>
    </style:style>
    <style:style style:name="P138" style:family="paragraph" style:parent-style-name="Standard">
      <style:text-properties fo:color="#000000" fo:font-size="12pt" fo:font-weight="normal" officeooo:rsid="0101d738" officeooo:paragraph-rsid="0101d738" fo:background-color="transparent" style:font-size-asian="10.5pt" style:font-weight-asian="normal" style:font-size-complex="12pt" style:font-weight-complex="normal"/>
    </style:style>
    <style:style style:name="P139" style:family="paragraph" style:parent-style-name="Standard">
      <style:text-properties fo:color="#000000" fo:font-size="12pt" fo:font-weight="normal" officeooo:rsid="0101d738" officeooo:paragraph-rsid="01d8ba3d" fo:background-color="transparent" style:font-size-asian="10.5pt" style:font-weight-asian="normal" style:font-size-complex="12pt" style:font-weight-complex="normal"/>
    </style:style>
    <style:style style:name="P140" style:family="paragraph" style:parent-style-name="Standard">
      <style:text-properties fo:color="#000000" fo:font-size="12pt" fo:font-weight="normal" officeooo:rsid="0101d738" officeooo:paragraph-rsid="01d5ff77" fo:background-color="transparent" style:font-size-asian="10.5pt" style:font-weight-asian="normal" style:font-size-complex="12pt" style:font-weight-complex="normal"/>
    </style:style>
    <style:style style:name="P141" style:family="paragraph" style:parent-style-name="Standard">
      <style:text-properties fo:color="#000000" fo:font-size="12pt" fo:font-weight="normal" officeooo:rsid="00b65a55" officeooo:paragraph-rsid="01e25cda" fo:background-color="transparent" style:font-size-asian="10.5pt" style:font-weight-asian="normal" style:font-size-complex="12pt" style:font-weight-complex="normal"/>
    </style:style>
    <style:style style:name="P142" style:family="paragraph" style:parent-style-name="Standard">
      <style:text-properties fo:color="#000000" fo:font-size="12pt" fo:font-weight="normal" officeooo:rsid="00b65a55" officeooo:paragraph-rsid="01e1009b" fo:background-color="transparent" style:font-size-asian="10.5pt" style:font-weight-asian="normal" style:font-size-complex="12pt" style:font-weight-complex="normal"/>
    </style:style>
    <style:style style:name="P143" style:family="paragraph" style:parent-style-name="Standard">
      <style:text-properties fo:color="#000000" fo:font-size="12pt" fo:font-weight="normal" officeooo:rsid="00b65a55" officeooo:paragraph-rsid="01e0257a" fo:background-color="transparent" style:font-size-asian="10.5pt" style:font-weight-asian="normal" style:font-size-complex="12pt" style:font-weight-complex="normal"/>
    </style:style>
    <style:style style:name="P144" style:family="paragraph" style:parent-style-name="Standard">
      <style:text-properties fo:color="#000000" fo:font-size="12pt" fo:font-weight="normal" officeooo:rsid="00b65a55" officeooo:paragraph-rsid="01db2541" fo:background-color="transparent" style:font-size-asian="10.5pt" style:font-weight-asian="normal" style:font-size-complex="12pt" style:font-weight-complex="normal"/>
    </style:style>
    <style:style style:name="P145" style:family="paragraph" style:parent-style-name="Standard">
      <style:text-properties fo:color="#000000" fo:font-size="12pt" fo:font-weight="normal" officeooo:rsid="00b65a55" officeooo:paragraph-rsid="01da2c31" fo:background-color="transparent" style:font-size-asian="10.5pt" style:font-weight-asian="normal" style:font-size-complex="12pt" style:font-weight-complex="normal"/>
    </style:style>
    <style:style style:name="P146" style:family="paragraph" style:parent-style-name="Standard">
      <style:text-properties fo:color="#000000" fo:font-size="12pt" fo:font-weight="normal" officeooo:rsid="00b65a55" officeooo:paragraph-rsid="01d5ff77" fo:background-color="transparent" style:font-size-asian="10.5pt" style:font-weight-asian="normal" style:font-size-complex="12pt" style:font-weight-complex="normal"/>
    </style:style>
    <style:style style:name="P147" style:family="paragraph" style:parent-style-name="Standard">
      <style:text-properties fo:color="#000000" fo:font-size="12pt" fo:font-weight="normal" officeooo:rsid="01a8c90e" officeooo:paragraph-rsid="01ded76f" fo:background-color="transparent" style:font-size-asian="10.5pt" style:font-weight-asian="normal" style:font-size-complex="12pt" style:font-weight-complex="normal"/>
    </style:style>
    <style:style style:name="P148" style:family="paragraph" style:parent-style-name="Standard">
      <style:text-properties fo:color="#000000" fo:font-size="12pt" fo:font-weight="normal" officeooo:rsid="01a8c90e" officeooo:paragraph-rsid="01da5c7c" fo:background-color="transparent" style:font-size-asian="10.5pt" style:font-weight-asian="normal" style:font-size-complex="12pt" style:font-weight-complex="normal"/>
    </style:style>
    <style:style style:name="P149" style:family="paragraph" style:parent-style-name="Standard">
      <style:text-properties fo:color="#000000" fo:font-size="12pt" fo:font-weight="normal" officeooo:rsid="01a8c90e" officeooo:paragraph-rsid="01d8ba3d" fo:background-color="transparent" style:font-size-asian="10.5pt" style:font-weight-asian="normal" style:font-size-complex="12pt" style:font-weight-complex="normal"/>
    </style:style>
    <style:style style:name="P150" style:family="paragraph" style:parent-style-name="Standard">
      <style:text-properties fo:color="#000000" fo:font-size="12pt" fo:font-weight="normal" officeooo:rsid="01a8c90e" officeooo:paragraph-rsid="01d5ff77" fo:background-color="transparent" style:font-size-asian="10.5pt" style:font-weight-asian="normal" style:font-size-complex="12pt" style:font-weight-complex="normal"/>
    </style:style>
    <style:style style:name="P151" style:family="paragraph" style:parent-style-name="Standard">
      <style:text-properties fo:color="#000000" fo:font-size="12pt" fo:font-weight="normal" officeooo:rsid="01bc2676" officeooo:paragraph-rsid="01d5ff77" fo:background-color="transparent" style:font-size-asian="10.5pt" style:font-weight-asian="normal" style:font-size-complex="12pt" style:font-weight-complex="normal"/>
    </style:style>
    <style:style style:name="P152" style:family="paragraph" style:parent-style-name="Standard">
      <style:text-properties fo:color="#000000" fo:font-size="12pt" fo:font-weight="normal" officeooo:rsid="01cf5667" officeooo:paragraph-rsid="01d5ff77" fo:background-color="transparent" style:font-size-asian="10.5pt" style:font-weight-asian="normal" style:font-size-complex="12pt" style:font-weight-complex="normal"/>
    </style:style>
    <style:style style:name="P153" style:family="paragraph" style:parent-style-name="Standard">
      <style:text-properties fo:font-size="12pt" fo:font-weight="normal" officeooo:rsid="0065ed41" officeooo:paragraph-rsid="00d4f7af" style:font-size-asian="10.5pt" style:font-weight-asian="normal" style:font-size-complex="12pt" style:font-weight-complex="normal"/>
    </style:style>
    <style:style style:name="P154" style:family="paragraph" style:parent-style-name="Standard">
      <style:text-properties officeooo:paragraph-rsid="01d5ff77" fo:background-color="transparent"/>
    </style:style>
    <style:style style:name="T1" style:family="text">
      <style:text-properties officeooo:rsid="00c85a8b"/>
    </style:style>
    <style:style style:name="T2" style:family="text">
      <style:text-properties officeooo:rsid="00e8f13e"/>
    </style:style>
    <style:style style:name="T3" style:family="text">
      <style:text-properties officeooo:rsid="00eb5923"/>
    </style:style>
    <style:style style:name="T4" style:family="text">
      <style:text-properties officeooo:rsid="00ecd98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11d11a2" style:font-weight-asian="bold" style:font-weight-complex="bold"/>
    </style:style>
    <style:style style:name="T7" style:family="text">
      <style:text-properties fo:font-weight="bold" officeooo:rsid="011ba9a6" style:font-weight-asian="bold" style:font-weight-complex="bold"/>
    </style:style>
    <style:style style:name="T8" style:family="text">
      <style:text-properties fo:font-weight="bold" officeooo:rsid="013b6494" style:font-weight-asian="bold" style:font-weight-complex="bold"/>
    </style:style>
    <style:style style:name="T9" style:family="text">
      <style:text-properties fo:font-weight="bold" officeooo:rsid="01a7009d" style:font-weight-asian="bold" style:font-weight-complex="bold"/>
    </style:style>
    <style:style style:name="T10" style:family="text">
      <style:text-properties fo:font-weight="bold" officeooo:rsid="01b02d87" style:font-weight-asian="bold" style:font-weight-complex="bold"/>
    </style:style>
    <style:style style:name="T11" style:family="text">
      <style:text-properties fo:font-size="14pt" fo:font-weight="normal" officeooo:rsid="00ee397e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11fc784" style:font-size-asian="14pt" style:font-weight-asian="normal" style:font-size-complex="14pt" style:font-weight-complex="normal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officeooo:rsid="00eec5a7"/>
    </style:style>
    <style:style style:name="T15" style:family="text">
      <style:text-properties officeooo:rsid="00f2059e"/>
    </style:style>
    <style:style style:name="T16" style:family="text">
      <style:text-properties officeooo:rsid="00f22c47"/>
    </style:style>
    <style:style style:name="T17" style:family="text">
      <style:text-properties officeooo:rsid="00f337a2"/>
    </style:style>
    <style:style style:name="T18" style:family="text">
      <style:text-properties officeooo:rsid="00f344da"/>
    </style:style>
    <style:style style:name="T19" style:family="text">
      <style:text-properties officeooo:rsid="00f4ca43"/>
    </style:style>
    <style:style style:name="T20" style:family="text">
      <style:text-properties officeooo:rsid="00f7a02d"/>
    </style:style>
    <style:style style:name="T21" style:family="text">
      <style:text-properties officeooo:rsid="00f94703"/>
    </style:style>
    <style:style style:name="T22" style:family="text">
      <style:text-properties officeooo:rsid="00f963cd"/>
    </style:style>
    <style:style style:name="T23" style:family="text">
      <style:text-properties fo:font-size="10pt" fo:font-weight="normal" officeooo:rsid="00fbd359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153dbaf" style:font-size-asian="10pt" style:font-weight-asian="normal" style:font-size-complex="10pt" style:font-weight-complex="normal"/>
    </style:style>
    <style:style style:name="T25" style:family="text">
      <style:text-properties fo:font-size="10pt" fo:font-weight="normal" officeooo:rsid="0155c32c" style:font-size-asian="10pt" style:font-weight-asian="normal" style:font-size-complex="10pt" style:font-weight-complex="normal"/>
    </style:style>
    <style:style style:name="T26" style:family="text">
      <style:text-properties officeooo:rsid="00fdc3bd"/>
    </style:style>
    <style:style style:name="T27" style:family="text">
      <style:text-properties officeooo:rsid="0104e55d"/>
    </style:style>
    <style:style style:name="T28" style:family="text">
      <style:text-properties officeooo:rsid="0108ffc0"/>
    </style:style>
    <style:style style:name="T29" style:family="text">
      <style:text-properties officeooo:rsid="010bb2af"/>
    </style:style>
    <style:style style:name="T30" style:family="text">
      <style:text-properties officeooo:rsid="010ca39b"/>
    </style:style>
    <style:style style:name="T31" style:family="text">
      <style:text-properties officeooo:rsid="010e69b4"/>
    </style:style>
    <style:style style:name="T32" style:family="text">
      <style:text-properties officeooo:rsid="010f5704"/>
    </style:style>
    <style:style style:name="T33" style:family="text">
      <style:text-properties officeooo:rsid="01106269"/>
    </style:style>
    <style:style style:name="T34" style:family="text">
      <style:text-properties fo:color="#ce181e"/>
    </style:style>
    <style:style style:name="T35" style:family="text">
      <style:text-properties fo:color="#ce181e" officeooo:rsid="0108ffc0"/>
    </style:style>
    <style:style style:name="T36" style:family="text">
      <style:text-properties fo:color="#ce181e" fo:font-weight="bold" style:font-weight-asian="bold" style:font-weight-complex="bold"/>
    </style:style>
    <style:style style:name="T37" style:family="text">
      <style:text-properties fo:color="#ce181e" fo:font-weight="bold" officeooo:rsid="0123fdc6" style:font-weight-asian="bold" style:font-weight-complex="bold"/>
    </style:style>
    <style:style style:name="T38" style:family="text">
      <style:text-properties fo:color="#ce181e" fo:font-weight="bold" officeooo:rsid="01867ec5" style:font-weight-asian="bold" style:font-weight-complex="bold"/>
    </style:style>
    <style:style style:name="T39" style:family="text">
      <style:text-properties fo:color="#ce181e" fo:font-weight="bold" officeooo:rsid="01a8c90e" style:font-weight-asian="bold" style:font-weight-complex="bold"/>
    </style:style>
    <style:style style:name="T40" style:family="text">
      <style:text-properties fo:color="#ce181e" fo:font-weight="bold" officeooo:rsid="01a8c90e" fo:background-color="#fff200" loext:char-shading-value="0" style:font-weight-asian="bold" style:font-weight-complex="bold"/>
    </style:style>
    <style:style style:name="T41" style:family="text">
      <style:text-properties fo:color="#ce181e" officeooo:rsid="00f2059e"/>
    </style:style>
    <style:style style:name="T42" style:family="text">
      <style:text-properties fo:color="#ce181e" officeooo:rsid="013049b4"/>
    </style:style>
    <style:style style:name="T43" style:family="text">
      <style:text-properties fo:color="#ce181e" officeooo:rsid="00f337a2"/>
    </style:style>
    <style:style style:name="T44" style:family="text">
      <style:text-properties fo:color="#ce181e" fo:font-size="24pt" style:font-size-asian="24pt" style:font-size-complex="24pt"/>
    </style:style>
    <style:style style:name="T45" style:family="text">
      <style:text-properties fo:color="#ce181e" fo:font-size="28pt" style:font-size-asian="28pt" style:font-size-complex="28pt"/>
    </style:style>
    <style:style style:name="T46" style:family="text">
      <style:text-properties fo:color="#ce181e" officeooo:rsid="01854527"/>
    </style:style>
    <style:style style:name="T47" style:family="text">
      <style:text-properties fo:color="#ce181e" officeooo:rsid="01a8c90e"/>
    </style:style>
    <style:style style:name="T48" style:family="text">
      <style:text-properties fo:color="#ce181e" officeooo:rsid="01aeb101"/>
    </style:style>
    <style:style style:name="T49" style:family="text">
      <style:text-properties fo:color="#ce181e" officeooo:rsid="01bc5a8a"/>
    </style:style>
    <style:style style:name="T50" style:family="text">
      <style:text-properties fo:color="#ce181e" officeooo:rsid="01bd5745"/>
    </style:style>
    <style:style style:name="T51" style:family="text">
      <style:text-properties fo:color="#ce181e" officeooo:rsid="01c871d4"/>
    </style:style>
    <style:style style:name="T52" style:family="text">
      <style:text-properties fo:color="#ce181e" fo:background-color="#fff200" loext:char-shading-value="0"/>
    </style:style>
    <style:style style:name="T53" style:family="text">
      <style:text-properties fo:color="#ce181e" officeooo:rsid="01a8c90e" fo:background-color="#fff200" loext:char-shading-value="0"/>
    </style:style>
    <style:style style:name="T54" style:family="text">
      <style:text-properties fo:color="#ce181e" fo:font-size="12pt" fo:font-weight="normal" officeooo:rsid="01d04e4c" style:font-size-asian="10.5pt" style:font-weight-asian="normal" style:font-size-complex="12pt" style:font-weight-complex="normal"/>
    </style:style>
    <style:style style:name="T55" style:family="text">
      <style:text-properties fo:color="#ce181e" fo:font-size="12pt" fo:font-weight="normal" officeooo:rsid="01a8c90e" style:font-size-asian="10.5pt" style:font-weight-asian="normal" style:font-size-complex="12pt" style:font-weight-complex="normal"/>
    </style:style>
    <style:style style:name="T56" style:family="text">
      <style:text-properties fo:color="#ce181e" fo:font-size="12pt" fo:font-weight="bold" officeooo:rsid="01a8c90e" style:font-size-asian="10.5pt" style:font-weight-asian="bold" style:font-size-complex="12pt" style:font-weight-complex="bold"/>
    </style:style>
    <style:style style:name="T57" style:family="text">
      <style:text-properties fo:color="#ce181e" fo:font-size="12pt" fo:language="pt" fo:country="PT" fo:font-weight="bold" officeooo:rsid="01d04e4c" style:font-size-asian="10.5pt" style:font-weight-asian="bold" style:font-size-complex="12pt" style:font-weight-complex="bold"/>
    </style:style>
    <style:style style:name="T58" style:family="text">
      <style:text-properties fo:color="#ce181e" fo:font-size="12pt" fo:language="pt" fo:country="PT" fo:font-weight="normal" officeooo:rsid="01d04e4c" style:font-size-asian="10.5pt" style:font-weight-asian="normal" style:font-size-complex="12pt" style:font-weight-complex="normal"/>
    </style:style>
    <style:style style:name="T59" style:family="text">
      <style:text-properties fo:font-size="18pt" fo:font-weight="bold" style:font-size-asian="18pt" style:font-weight-asian="bold" style:font-size-complex="18pt" style:font-weight-complex="bold"/>
    </style:style>
    <style:style style:name="T60" style:family="text">
      <style:text-properties fo:font-size="18pt" fo:font-weight="bold" officeooo:rsid="0069a459" style:font-size-asian="18pt" style:font-weight-asian="bold" style:font-size-complex="18pt" style:font-weight-complex="bold"/>
    </style:style>
    <style:style style:name="T61" style:family="text">
      <style:text-properties officeooo:rsid="01125c31"/>
    </style:style>
    <style:style style:name="T62" style:family="text">
      <style:text-properties officeooo:rsid="011332c1"/>
    </style:style>
    <style:style style:name="T63" style:family="text">
      <style:text-properties officeooo:rsid="011390b2"/>
    </style:style>
    <style:style style:name="T64" style:family="text">
      <style:text-properties officeooo:rsid="01162805"/>
    </style:style>
    <style:style style:name="T65" style:family="text">
      <style:text-properties officeooo:rsid="0119977a"/>
    </style:style>
    <style:style style:name="T66" style:family="text">
      <style:text-properties officeooo:rsid="01238dc8"/>
    </style:style>
    <style:style style:name="T67" style:family="text">
      <style:text-properties officeooo:rsid="0126e1d7"/>
    </style:style>
    <style:style style:name="T68" style:family="text">
      <style:text-properties officeooo:rsid="0127903a"/>
    </style:style>
    <style:style style:name="T69" style:family="text">
      <style:text-properties officeooo:rsid="0127ab24"/>
    </style:style>
    <style:style style:name="T70" style:family="text">
      <style:text-properties fo:color="#00a65d"/>
    </style:style>
    <style:style style:name="T71" style:family="text">
      <style:text-properties fo:color="#00a65d" fo:font-size="12pt" fo:font-weight="bold" officeooo:rsid="018d01d3" style:font-size-asian="10.5pt" style:font-weight-asian="bold" style:font-size-complex="12pt" style:font-weight-complex="bold"/>
    </style:style>
    <style:style style:name="T72" style:family="text">
      <style:text-properties fo:color="#00a65d" fo:font-size="12pt" fo:font-weight="bold" officeooo:rsid="018a9399" style:font-size-asian="10.5pt" style:font-weight-asian="bold" style:font-size-complex="12pt" style:font-weight-complex="bold"/>
    </style:style>
    <style:style style:name="T73" style:family="text">
      <style:text-properties fo:color="#002342" fo:background-color="#fff200" loext:char-shading-value="0"/>
    </style:style>
    <style:style style:name="T74" style:family="text">
      <style:text-properties fo:color="#002342" officeooo:rsid="0127ab24" fo:background-color="#fff200" loext:char-shading-value="0"/>
    </style:style>
    <style:style style:name="T75" style:family="text">
      <style:text-properties officeooo:rsid="012aa0b7"/>
    </style:style>
    <style:style style:name="T76" style:family="text">
      <style:text-properties officeooo:rsid="012d8182"/>
    </style:style>
    <style:style style:name="T77" style:family="text">
      <style:text-properties officeooo:rsid="012dfef3"/>
    </style:style>
    <style:style style:name="T78" style:family="text">
      <style:text-properties officeooo:rsid="013049b4"/>
    </style:style>
    <style:style style:name="T79" style:family="text">
      <style:text-properties officeooo:rsid="013b6494"/>
    </style:style>
    <style:style style:name="T80" style:family="text">
      <style:text-properties officeooo:rsid="013bdb81"/>
    </style:style>
    <style:style style:name="T81" style:family="text">
      <style:text-properties officeooo:rsid="013fc92e"/>
    </style:style>
    <style:style style:name="T82" style:family="text">
      <style:text-properties officeooo:rsid="01417ad4"/>
    </style:style>
    <style:style style:name="T83" style:family="text">
      <style:text-properties officeooo:rsid="014333f2"/>
    </style:style>
    <style:style style:name="T84" style:family="text">
      <style:text-properties officeooo:rsid="01470f66"/>
    </style:style>
    <style:style style:name="T85" style:family="text">
      <style:text-properties officeooo:rsid="0147a429"/>
    </style:style>
    <style:style style:name="T86" style:family="text">
      <style:text-properties officeooo:rsid="0149258c"/>
    </style:style>
    <style:style style:name="T87" style:family="text">
      <style:text-properties officeooo:rsid="014aff8b"/>
    </style:style>
    <style:style style:name="T88" style:family="text">
      <style:text-properties officeooo:rsid="014be2d6"/>
    </style:style>
    <style:style style:name="T89" style:family="text">
      <style:text-properties officeooo:rsid="014be843"/>
    </style:style>
    <style:style style:name="T90" style:family="text">
      <style:text-properties fo:font-size="12pt" style:font-size-asian="12pt" style:font-size-complex="12pt"/>
    </style:style>
    <style:style style:name="T91" style:family="text">
      <style:text-properties fo:font-size="12pt" officeooo:rsid="014dd66c" style:font-size-asian="12pt" style:font-size-complex="12pt"/>
    </style:style>
    <style:style style:name="T92" style:family="text">
      <style:text-properties fo:font-size="12pt" officeooo:rsid="01510bb3" style:font-size-asian="12pt" style:font-size-complex="12pt"/>
    </style:style>
    <style:style style:name="T93" style:family="text">
      <style:text-properties fo:font-size="12pt" officeooo:rsid="01600479" style:font-size-asian="12pt" style:font-size-complex="12pt"/>
    </style:style>
    <style:style style:name="T94" style:family="text">
      <style:text-properties officeooo:rsid="015387f5"/>
    </style:style>
    <style:style style:name="T95" style:family="text">
      <style:text-properties fo:font-size="15pt" style:font-size-asian="15pt" style:font-size-complex="15pt"/>
    </style:style>
    <style:style style:name="T96" style:family="text">
      <style:text-properties fo:font-size="15pt" officeooo:rsid="0153dbaf" style:font-size-asian="15pt" style:font-size-complex="15pt"/>
    </style:style>
    <style:style style:name="T97" style:family="text">
      <style:text-properties officeooo:rsid="01573d75"/>
    </style:style>
    <style:style style:name="T98" style:family="text">
      <style:text-properties officeooo:rsid="01593a38"/>
    </style:style>
    <style:style style:name="T99" style:family="text">
      <style:text-properties officeooo:rsid="0159de41"/>
    </style:style>
    <style:style style:name="T100" style:family="text">
      <style:text-properties officeooo:rsid="015bb6cb"/>
    </style:style>
    <style:style style:name="T101" style:family="text">
      <style:text-properties officeooo:rsid="015de258"/>
    </style:style>
    <style:style style:name="T102" style:family="text">
      <style:text-properties officeooo:rsid="01612d8e"/>
    </style:style>
    <style:style style:name="T103" style:family="text">
      <style:text-properties officeooo:rsid="016134eb"/>
    </style:style>
    <style:style style:name="T104" style:family="text">
      <style:text-properties fo:font-size="11pt" officeooo:rsid="0162ce0c" style:font-size-asian="11pt" style:font-size-complex="11pt"/>
    </style:style>
    <style:style style:name="T105" style:family="text">
      <style:text-properties officeooo:rsid="016aace4"/>
    </style:style>
    <style:style style:name="T106" style:family="text">
      <style:text-properties officeooo:rsid="016ba9e1"/>
    </style:style>
    <style:style style:name="T107" style:family="text">
      <style:text-properties officeooo:rsid="016bdadb"/>
    </style:style>
    <style:style style:name="T108" style:family="text">
      <style:text-properties officeooo:rsid="0171b24b"/>
    </style:style>
    <style:style style:name="T109" style:family="text">
      <style:text-properties officeooo:rsid="0180635b"/>
    </style:style>
    <style:style style:name="T110" style:family="text">
      <style:text-properties officeooo:rsid="01815aa6"/>
    </style:style>
    <style:style style:name="T111" style:family="text">
      <style:text-properties officeooo:rsid="0188ccb6"/>
    </style:style>
    <style:style style:name="T112" style:family="text">
      <style:text-properties fo:language="pt" fo:country="PT"/>
    </style:style>
    <style:style style:name="T113" style:family="text">
      <style:text-properties fo:language="pt" fo:country="PT" officeooo:rsid="018a9399"/>
    </style:style>
    <style:style style:name="T114" style:family="text">
      <style:text-properties fo:color="#000000" fo:font-size="12pt" fo:font-weight="normal" officeooo:rsid="018a9399" style:font-size-asian="10.5pt" style:font-weight-asian="normal" style:font-size-complex="12pt" style:font-weight-complex="normal"/>
    </style:style>
    <style:style style:name="T115" style:family="text">
      <style:text-properties fo:color="#000000" fo:font-size="12pt" fo:font-weight="normal" officeooo:rsid="00feb523" style:font-size-asian="10.5pt" style:font-weight-asian="normal" style:font-size-complex="12pt" style:font-weight-complex="normal"/>
    </style:style>
    <style:style style:name="T116" style:family="text">
      <style:text-properties fo:color="#000000" fo:font-size="12pt" fo:font-weight="normal" officeooo:rsid="01a8c90e" style:font-size-asian="10.5pt" style:font-weight-asian="normal" style:font-size-complex="12pt" style:font-weight-complex="normal"/>
    </style:style>
    <style:style style:name="T117" style:family="text">
      <style:text-properties fo:color="#000000" fo:font-size="12pt" fo:font-weight="normal" officeooo:rsid="01b02d87" style:font-size-asian="10.5pt" style:font-weight-asian="normal" style:font-size-complex="12pt" style:font-weight-complex="normal"/>
    </style:style>
    <style:style style:name="T118" style:family="text">
      <style:text-properties fo:color="#000000" fo:font-size="12pt" fo:font-weight="normal" officeooo:rsid="01d04e4c" style:font-size-asian="10.5pt" style:font-weight-asian="normal" style:font-size-complex="12pt" style:font-weight-complex="normal"/>
    </style:style>
    <style:style style:name="T119" style:family="text">
      <style:text-properties officeooo:rsid="018c0d84"/>
    </style:style>
    <style:style style:name="T120" style:family="text">
      <style:text-properties officeooo:rsid="018d01d3"/>
    </style:style>
    <style:style style:name="T121" style:family="text">
      <style:text-properties officeooo:rsid="01904d6d"/>
    </style:style>
    <style:style style:name="T122" style:family="text">
      <style:text-properties fo:font-size="16pt" officeooo:rsid="00feb523" style:font-size-asian="16pt" style:font-size-complex="16pt"/>
    </style:style>
    <style:style style:name="T123" style:family="text">
      <style:text-properties fo:color="#0066b3" fo:font-weight="bold" style:font-weight-asian="bold" style:font-weight-complex="bold"/>
    </style:style>
    <style:style style:name="T124" style:family="text">
      <style:text-properties fo:color="#0066b3" fo:font-weight="bold" officeooo:rsid="019847cd" style:font-weight-asian="bold" style:font-weight-complex="bold"/>
    </style:style>
    <style:style style:name="T125" style:family="text">
      <style:text-properties fo:color="#0066b3" fo:font-weight="bold" officeooo:rsid="0199894e" style:font-weight-asian="bold" style:font-weight-complex="bold"/>
    </style:style>
    <style:style style:name="T126" style:family="text">
      <style:text-properties fo:color="#0066b3" fo:font-size="14pt" fo:font-weight="bold" style:font-size-asian="14pt" style:font-weight-asian="bold" style:font-size-complex="14pt" style:font-weight-complex="bold"/>
    </style:style>
    <style:style style:name="T127" style:family="text">
      <style:text-properties fo:color="#0066b3" fo:font-size="14pt" fo:font-weight="bold" officeooo:rsid="01904d6d" style:font-size-asian="14pt" style:font-weight-asian="bold" style:font-size-complex="14pt" style:font-weight-complex="bold"/>
    </style:style>
    <style:style style:name="T128" style:family="text">
      <style:text-properties fo:color="#0066b3" fo:font-size="14pt" fo:font-weight="bold" officeooo:rsid="016ba9e1" style:font-size-asian="14pt" style:font-weight-asian="bold" style:font-size-complex="14pt" style:font-weight-complex="bold"/>
    </style:style>
    <style:style style:name="T129" style:family="text">
      <style:text-properties fo:color="#0066b3" fo:font-size="13pt" fo:font-weight="bold" style:font-size-asian="13pt" style:font-weight-asian="bold" style:font-size-complex="13pt" style:font-weight-complex="bold"/>
    </style:style>
    <style:style style:name="T130" style:family="text">
      <style:text-properties fo:color="#0066b3" fo:font-size="18pt" fo:font-weight="bold" style:font-size-asian="18pt" style:font-weight-asian="bold" style:font-size-complex="18pt" style:font-weight-complex="bold"/>
    </style:style>
    <style:style style:name="T131" style:family="text">
      <style:text-properties fo:color="#0066b3" fo:font-size="18pt" fo:font-weight="bold" officeooo:rsid="01867ec5" style:font-size-asian="18pt" style:font-weight-asian="bold" style:font-size-complex="18pt" style:font-weight-complex="bold"/>
    </style:style>
    <style:style style:name="T132" style:family="text">
      <style:text-properties fo:font-size="13pt" fo:font-weight="bold" style:font-size-asian="13pt" style:font-weight-asian="bold" style:font-size-complex="13pt" style:font-weight-complex="bold"/>
    </style:style>
    <style:style style:name="T133" style:family="text">
      <style:text-properties fo:font-size="13pt" fo:font-weight="bold" officeooo:rsid="0199894e" style:font-size-asian="13pt" style:font-weight-asian="bold" style:font-size-complex="13pt" style:font-weight-complex="bold"/>
    </style:style>
    <style:style style:name="T134" style:family="text">
      <style:text-properties officeooo:rsid="019aebd0"/>
    </style:style>
    <style:style style:name="T135" style:family="text">
      <style:text-properties officeooo:rsid="019dba88"/>
    </style:style>
    <style:style style:name="T136" style:family="text">
      <style:text-properties officeooo:rsid="01a21f73"/>
    </style:style>
    <style:style style:name="T137" style:family="text">
      <style:text-properties officeooo:rsid="01a468b8"/>
    </style:style>
    <style:style style:name="T138" style:family="text">
      <style:text-properties officeooo:rsid="01a4ea56"/>
    </style:style>
    <style:style style:name="T139" style:family="text">
      <style:text-properties officeooo:rsid="01a7009d"/>
    </style:style>
    <style:style style:name="T140" style:family="text">
      <style:text-properties officeooo:rsid="01a8c90e"/>
    </style:style>
    <style:style style:name="T141" style:family="text">
      <style:text-properties officeooo:rsid="01b02d87"/>
    </style:style>
    <style:style style:name="T142" style:family="text">
      <style:text-properties fo:color="#f58220" officeooo:rsid="01a8c90e"/>
    </style:style>
    <style:style style:name="T143" style:family="text">
      <style:text-properties officeooo:rsid="01bc5a8a"/>
    </style:style>
    <style:style style:name="T144" style:family="text">
      <style:text-properties officeooo:rsid="00b65a55"/>
    </style:style>
    <style:style style:name="T145" style:family="text">
      <style:text-properties officeooo:rsid="01c29217"/>
    </style:style>
    <style:style style:name="T146" style:family="text">
      <style:text-properties fo:color="#21409a" fo:font-size="14pt" fo:font-weight="bold" style:font-size-asian="14pt" style:font-weight-asian="bold" style:font-size-complex="14pt" style:font-weight-complex="bold"/>
    </style:style>
    <style:style style:name="T147" style:family="text">
      <style:text-properties fo:color="#fdc578" officeooo:rsid="01a8c90e"/>
    </style:style>
    <style:style style:name="T148" style:family="text">
      <style:text-properties fo:color="#ed1c24"/>
    </style:style>
    <style:style style:name="T149" style:family="text">
      <style:text-properties fo:color="#ed1c24" fo:font-size="15pt" fo:font-weight="bold" officeooo:rsid="01a8c90e" style:font-size-asian="15pt" style:font-weight-asian="bold" style:font-size-complex="15pt" style:font-weight-complex="bold"/>
    </style:style>
    <style:style style:name="T150" style:family="text">
      <style:text-properties fo:color="#ed1c24" fo:language="pt" fo:country="PT"/>
    </style:style>
    <style:style style:name="T151" style:family="text">
      <style:text-properties fo:color="#ed1c24" fo:language="pt" fo:country="PT" officeooo:rsid="00c6e82e" style:font-size-asian="12pt"/>
    </style:style>
    <style:style style:name="T152" style:family="text">
      <style:text-properties fo:color="#ed1c24" fo:font-size="12pt" fo:font-weight="bold" officeooo:rsid="01a8c90e" style:font-size-asian="10.5pt" style:font-weight-asian="bold" style:font-size-complex="12pt" style:font-weight-complex="bold"/>
    </style:style>
    <style:style style:name="T153" style:family="text">
      <style:text-properties officeooo:rsid="01ccbef6"/>
    </style:style>
    <style:style style:name="T154" style:family="text">
      <style:text-properties fo:color="#fedcc6" fo:font-size="12pt" fo:font-weight="normal" officeooo:rsid="01a8c90e" style:font-size-asian="10.5pt" style:font-weight-asian="normal" style:font-size-complex="12pt" style:font-weight-complex="normal"/>
    </style:style>
    <style:style style:name="T155" style:family="text">
      <style:text-properties fo:color="#fedcc6" fo:font-size="12pt" fo:font-weight="bold" officeooo:rsid="01a8c90e" style:font-size-asian="10.5pt" style:font-weight-asian="bold" style:font-size-complex="12pt" style:font-weight-complex="bold"/>
    </style:style>
    <style:style style:name="T156" style:family="text">
      <style:text-properties fo:color="#fedcc6" fo:font-size="12pt" fo:language="pt" fo:country="PT" fo:font-weight="bold" officeooo:rsid="01d04e4c" style:font-size-asian="10.5pt" style:font-weight-asian="bold" style:font-size-complex="12pt" style:font-weight-complex="bold"/>
    </style:style>
    <style:style style:name="T157" style:family="text">
      <style:text-properties fo:color="#ef413d" fo:font-size="12pt" fo:font-weight="normal" officeooo:rsid="01b02d87" style:font-size-asian="10.5pt" style:font-weight-asian="normal" style:font-size-complex="12pt" style:font-weight-complex="normal"/>
    </style:style>
    <style:style style:name="T158" style:family="text">
      <style:text-properties fo:color="#ef413d" fo:font-size="12pt" fo:font-weight="normal" officeooo:rsid="01d109cc" style:font-size-asian="10.5pt" style:font-weight-asian="normal" style:font-size-complex="12pt" style:font-weight-complex="normal"/>
    </style:style>
    <style:style style:name="T159" style:family="text">
      <style:text-properties fo:color="#ef413d" style:font-name="Arial" fo:font-size="11pt" style:font-size-asian="11pt" style:font-size-complex="11pt"/>
    </style:style>
    <style:style style:name="T160" style:family="text">
      <style:text-properties fo:background-color="#fff200" loext:char-shading-value="0"/>
    </style:style>
    <style:style style:name="T161" style:family="text">
      <style:text-properties style:font-name="Arial"/>
    </style:style>
    <style:style style:name="T162" style:family="text">
      <style:text-properties style:font-name="Arial" officeooo:rsid="01e5e72b"/>
    </style:style>
    <style:style style:name="T163" style:family="text">
      <style:text-properties officeooo:rsid="00d47b87"/>
    </style:style>
    <style:style style:name="T164" style:family="text">
      <style:text-properties officeooo:rsid="01ea5fd1"/>
    </style:style>
    <style:style style:name="T165" style:family="text">
      <style:text-properties officeooo:rsid="01ebc254"/>
    </style:style>
    <style:style style:name="T166" style:family="text">
      <style:text-properties officeooo:rsid="01ef34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na Letícia</text:p>
      <text:p text:style-name="P94"><text:span text:style-name="T59">Qualidade de Software – </text:span><text:span text:style-name="T60">Aula 8 – Ao Vivo</text:span></text:p>
      <text:p text:style-name="P4"/>
      <text:p text:style-name="P123"/>
      <text:p text:style-name="P15"/>
      <text:p text:style-name="P69"><text:span text:style-name="T166">DICAS DO </text:span>MAPA</text:p>
      <text:p text:style-name="P15"/>
      <text:p text:style-name="P44">Podemos complementar as informações do enunciado com mais informações.</text:p>
      <text:p text:style-name="P44"/>
      <text:p text:style-name="P49">(Pontos de Melhoria, coisas que a empresa ainda precisam fazer…)</text:p>
      <text:p text:style-name="P49"/>
      <text:p text:style-name="P45">Vamos <text:span text:style-name="T105">supor</text:span> que quero explorar mais a área de Gerenciamento de Configurações: </text:p>
      <text:p text:style-name="P46">Então sei que preciso de mais informações que não estão disponíveis no enunciado… <text:span text:style-name="T106">(aí eu dou as características da empresa)</text:span></text:p>
      <text:p text:style-name="P48"/>
      <text:p text:style-name="P47">Então na área de gerenciamento de configurações vou adicionar…</text:p>
      <text:p text:style-name="P47"/>
      <text:p text:style-name="P90">ÁREA DE GERENCIAMENTO DE CONFIGURAÇÕES</text:p>
      <text:p text:style-name="P100">Considerando que a empresa citada também tem tais e tais características, <text:span text:style-name="T107">o conselho que a consultoria dá para esta empresa é: 1) Primeiro Ponto Positivo , 2) Segundo ponto positivo;</text:span></text:p>
      <text:p text:style-name="P101">Considerando o cenário, as melhorias <text:span text:style-name="T110">necessárias</text:span> que esta empresa necessita fazer são: 1) Primeiro Ponto Negativo; 2) Segundo Ponto negativo, 3) Terceiro ponto Negativo, etc...</text:p>
      <text:p text:style-name="P15"/>
      <text:p text:style-name="P62">Ou diz assim; quando precisar criar algo que não está no MAPA. <text:span text:style-name="T126">Como premissa estamos</text:span><text:span text:style-name="T146"> c</text:span><text:span text:style-name="T128">onsiderando que a empresa citada também </text:span><text:span text:style-name="T126">faz isto e isto ...</text:span></text:p>
      <text:p text:style-name="P25"/>
      <text:p text:style-name="P53">Na Estratégia do Mapa, tem as áreas do CMMI</text:p>
      <text:p text:style-name="P54">Lá no Mapa diz:</text:p>
      <text:p text:style-name="P53"/>
      <text:p text:style-name="P53">… </text:p>
      <text:p text:style-name="P53">A estratégia:</text:p>
      <text:p text:style-name="P53">Foi constatado que a melhor estratégia seria a organização primeiramente se certificar no nível 2 do CMMI para que depois consiga estabilizar seus processos e então evoluir para os demais níveis. O Nível 2 contempla as áreas:</text:p>
      <text:p text:style-name="P53">- Gestão de requisitos (REQM)</text:p>
      <text:p text:style-name="P53">- Planejamento do projeto (PP)</text:p>
      <text:p text:style-name="P53">- Monitoramento e controle do projeto (PMC)</text:p>
      <text:p text:style-name="P53">- Gestão de acordo com fornecedores (SAM)</text:p>
      <text:p text:style-name="P53">- Medição e análise (MA)</text:p>
      <text:p text:style-name="P53">- Garantia de qualidade de processos e produtos (PPQA)</text:p>
      <text:p text:style-name="P53">- Gestão de configuração (CM) <text:s/>...</text:p>
      <text:p text:style-name="P25">...</text:p>
      <text:p text:style-name="P25"/>
      <text:p text:style-name="P54">Logo temos</text:p>
      <text:p text:style-name="P25">Gestão de Requisitos; <text:span text:style-name="T108">Planejamento do Projeto; Monitoramento e Controle do Projeto; Gestão de Acordo com os Fornecedores; Medição e Análise; Garantia de Qualidade de Processos e Produtos; Gerencia de Configuração. (Essas são as 7 áreas que falou-se nas aulas, e são todas as áreas do CMMI nível 2)</text:span></text:p>
      <text:p text:style-name="P25"><text:soft-page-break/></text:p>
      <text:p text:style-name="P26"><text:span text:style-name="T13">Sugestão de estrutura de MAPA</text:span>:</text:p>
      <text:p text:style-name="P50">No mapa podemos escrever…</text:p>
      <text:p text:style-name="P92">GESTÃO DE REQUISITOS <text:s/><text:span text:style-name="T145">(Português 155 ou 149)</text:span></text:p>
      <text:p text:style-name="P25">Faz um texto simples (tem até no CMMI – pg 341 em inglês)</text:p>
      <text:p text:style-name="P25">Propósito da área de gerenciamento de requisitos:<text:line-break/></text:p>
      <text:p text:style-name="P50">O propósito da área de gerenciamento de Requisitos é gerenciar os requisitos do projeto, produtos e componentes para criar um alinhamento entre todas as partes interessadas dos requisitos, e planos de projetos e produtos de trabalho.</text:p>
      <text:p text:style-name="P50"/>
      <text:p text:style-name="P50"/>
      <text:p text:style-name="P55">O meu texto seria assim:</text:p>
      <text:p text:style-name="P105">Á<text:span text:style-name="T135">REA DE </text:span><text:s/>Gerenciamento de Requisitos (REQM) </text:p>
      <text:p text:style-name="P99">O propósito do Gerenciamento de Requisitos (REQM) é gerenciar os requisitos dos produtos e componentes dos produtos do projeto e assegurar o alinhamento entre estes requisitos e os planos e produtos de trabalho do projeto.</text:p>
      <text:p text:style-name="P106"/>
      <text:p text:style-name="P51"/>
      <text:p text:style-name="P85">(Agora vamos citar algumas características desta área de requisitos)</text:p>
      <text:p text:style-name="P27">Aí Falamos: </text:p>
      <text:p text:style-name="P102"><text:span text:style-name="T122">Baseado nesse cenário</text:span>, constatamos <text:span text:style-name="T121">na empresa as seguintes características:</text:span></text:p>
      <text:p text:style-name="P52"><text:s/>que havia atraso na entrega devido ao grande esforço, e demora na especificação de requisitos. <text:span text:style-name="T46">(Esta é uma característica que pode ser usada nesta área)</text:span></text:p>
      <text:p text:style-name="P25"/>
      <text:p text:style-name="P25">Há entrega e atraso nos requisitos..</text:p>
      <text:p text:style-name="P55"><text:span text:style-name="T123">Requisitos levantados com provedores e a equipe de projeto de maneira alinhada e passando por revisões e análise</text:span>. <text:span text:style-name="T38">(Isto pode ser passado como </text:span><text:span text:style-name="T131">ponto positivo</text:span><text:span text:style-name="T38">, pois é uma prática que o CMMI recomenda e que a empresa já está fazendo)</text:span></text:p>
      <text:p text:style-name="P25"/>
      <text:p text:style-name="P70"/>
      <text:p text:style-name="P25"/>
      <text:p text:style-name="P96"><text:span text:style-name="T119">No MAPA, no item Análise, h</text:span>á um outro tópico que fala sobre:</text:p>
      <text:p text:style-name="P25"><text:span text:style-name="T129">Requisitos e documentação com livre possibilidade de alteração e sem formalização de mudanças</text:span> (<text:span text:style-name="T111">Falamos de Controlar Mudanças muitas vezes. Então </text:span>isso seria um <text:span text:style-name="T130">ponto fraco</text:span>)</text:p>
      <text:p text:style-name="P95"><text:span text:style-name="T71">Agora vamos consultar o </text:span><text:span text:style-name="T72">Manual CMMI</text:span><text:span text:style-name="T114"> </text:span><text:span text:style-name="T115">pg 345 – Pratica 1.3 – Gerenciar Mudanças de Requisitos. </text:span><text:span text:style-name="T114">Lá diz: </text:span><text:span text:style-name="T115"><text:s/></text:span><text:span text:style-name="T112">Gerenci</text:span><text:span text:style-name="T113">ar</text:span><text:span text:style-name="T112"> mudanças nos requisitos à medida que eles evoluem durante o projeto.</text:span></text:p>
      <text:p text:style-name="P86"><text:span text:style-name="T127">SUGESTÕES DA EQUIPE DE CONSULTORIA </text:span><text:span text:style-name="T126"><text:s/>PARA A EMPRESA</text:span>: <text:span text:style-name="T120">O CMMI ajuda a gente a dar o conselho para a empresa…</text:span></text:p>
      <text:p text:style-name="P86"/>
      <text:p text:style-name="P86"/>
      <text:p text:style-name="P97">No CMMI, primeiro Bloco, está escrito: <text:s/>example work produtcts</text:p>
      <text:p text:style-name="P89">Exemplo de Produtos de Trabalho: <text:span text:style-name="T121">São Coisas que posso fazer para atender essa área…</text:span></text:p>
      <text:p text:style-name="P87"/>
      <text:p text:style-name="P88">Exemple work product: </text:p>
      <text:p text:style-name="P104">Fazer solicitações de mudanças de requisitos.</text:p>
      <text:p text:style-name="P88">Relatório de impacto de mudança de requisitos</text:p>
      <text:p text:style-name="P88">Banco de dados de requisitos</text:p>
      <text:p text:style-name="P88"><text:soft-page-break/></text:p>
      <text:p text:style-name="P25"/>
      <text:p text:style-name="P25"/>
      <text:p text:style-name="P25"/>
      <text:p text:style-name="P56">Se a gente quiser falar de uma aŕea, ou um ponto forte que não está no enunciado; podemos dizer:</text:p>
      <text:p text:style-name="P72"><text:span text:style-name="T123">O enunciado não fala sobre Tal área, mas </text:span><text:span text:style-name="T124">a equipe de avaliação também encontrou Tal comportamento na organização que pode ser tratado como PONTO POSITIVO na área de Garantia de Qualidade </text:span><text:span text:style-name="T125">do produto e processo.</text:span></text:p>
      <text:p text:style-name="P103"/>
      <text:p text:style-name="P98"><text:span text:style-name="T133">P</text:span><text:span text:style-name="T132">ara fazer essa observação acima, a gente precisa pegar o CMMI e olhar nesta área (Garantia de Qualidade citada anteriormente), dentro das práticas específicas, que são cada um dos títulos em negrito, que são apresentados.</text:span></text:p>
      <text:p text:style-name="P25"/>
      <text:p text:style-name="P25">No nosso texto, fala que a garantia de qualidade não tem defeito… Podemos dizer, que o enunciado não fala sobre pontos positivos neta área, mas a equipe de consultores encontrou tal e tal ponto positivo.</text:p>
      <text:p text:style-name="P25"/>
      <text:p text:style-name="P25"/>
      <text:p text:style-name="P25">No começo do CMMI <text:span text:style-name="T134">tem uma parte interessante; que NÃO USAREMOS para fazer o MAPA, mas por ali entendemos a importância do CMMI aplicado numa empresa. Mas é muito importante estudar para nosso conhecimento profissional do CMMI.</text:span></text:p>
      <text:p text:style-name="P15"/>
      <text:p text:style-name="P15"/>
      <text:p text:style-name="P15"/>
      <text:p text:style-name="P57">Na avaliação usando PMBOK ou CMMI, o planejamento pesa muito; porque como a gente não tem um resultado palpável, a prevenção é um boa maneira de conseguir melhores resultados. Então a área de planejamento (pmbok e cmmi) é área importantíssima; <text:span text:style-name="T136">e a gente nota que ela já é exigida nos primeiros níveis do CMMI. </text:span></text:p>
      <text:p text:style-name="P15"/>
      <text:p text:style-name="P58">Uma das partes mais importantes é Dar mais enfase ao <text:span text:style-name="T5">Planejamento</text:span>, trabalhando com estimativas, com cronogramas e com escopo, ganhar maturidade com isso.</text:p>
      <text:p text:style-name="P58">E ser muito rigoroso na <text:span text:style-name="T139">área de </text:span><text:s/><text:span text:style-name="T9">V</text:span><text:span text:style-name="T5">erificação e na validação</text:span>.</text:p>
      <text:p text:style-name="P58"/>
      <text:p text:style-name="P59">Tudo bem, o Software apresentou muitos erros; mas vamos descobrir aqui e não vamos levar os erros para o cliente!</text:p>
      <text:p text:style-name="P59"/>
      <text:p text:style-name="P60">Não existe qualidade sem a área de testes.</text:p>
      <text:p text:style-name="P60"/>
      <text:p text:style-name="P60">Tenho poucos funcionários, o próprio desenvolvedor vai testar?</text:p>
      <text:p text:style-name="P60">Não seria indicado, pois foi ele que construiu, e ele já tem muitos vícios <text:span text:style-name="T137">incluídos</text:span> naquele software.</text:p>
      <text:p text:style-name="P61">Deve existir no mínimo um desenvolvimento em pares.</text:p>
      <text:p text:style-name="P61"/>
      <text:p text:style-name="P61"/>
      <text:p text:style-name="P61">Mas eu só tenho um desenvolvedor na equipe…</text:p>
      <text:p text:style-name="P61">Então conversa com o cliente, <text:span text:style-name="T138">vamos dizer que ele é um cliente especial, que vamos liberar uma versão beta para ele, explica para ele que é um protótipo, e deixamos o cliente suar o sistema, e colocamos um suporte extra para atender ele, e usamos a experiência do cliente.</text:span></text:p>
      <text:p text:style-name="P59"/>
      <text:p text:style-name="P59"/>
      <text:p text:style-name="P81"><text:soft-page-break/>Agora vamos olhar os itens do MAPA ponto a ponto</text:p>
      <text:p text:style-name="P112"/>
      <text:p text:style-name="P29">- Testes sem padrão e executados de maneira aleatória</text:p>
      <text:p text:style-name="P111"><text:s/>isto está na área de <text:s/>PLANEJAMENTO DE PROJETO (Ainda não está pedindo o nível 3; mas posso se estiver pensando em avançar para o nível 3 depois, vai precisar um planejamento para testes também.</text:p>
      <text:p text:style-name="P82"><text:span text:style-name="T161">Padronizar Testes e estabelecer sua forma </text:span><text:span text:style-name="T162">e critérios </text:span><text:span text:style-name="T161">de execução</text:span></text:p>
      <text:p text:style-name="P28"/>
      <text:p text:style-name="P28"/>
      <text:p text:style-name="P111"/>
      <text:p text:style-name="P30">- <text:span text:style-name="T159">Falta de padrão de entregas, sem controle de qualidade</text:span></text:p>
      <text:p text:style-name="P107"><text:span text:style-name="T116"><text:s/>isto está na área de </text:span><text:span text:style-name="T157">V</text:span><text:span text:style-name="T158">ERIFICAÇÃO</text:span><text:span text:style-name="T117"> (pois a falta de padronização, se fazer uma Verificação dá pra resolver) </text:span><text:span text:style-name="T118">e támbém</text:span><text:span text:style-name="T54"> </text:span><text:span text:style-name="T55">(PPQA) </text:span><text:span text:style-name="T58">Garantia de Qualidade de Processos e Produtos</text:span></text:p>
      <text:p text:style-name="P113"/>
      <text:p text:style-name="P113"/>
      <text:p text:style-name="P113"/>
      <text:p text:style-name="P129">- Atrasos nas entregas devido ao grande esforço e demora na especificação de requisitos</text:p>
      <text:p text:style-name="P141"><text:span text:style-name="T47"><text:s/>isto está na área de GESTÃO DE </text:span><text:span text:style-name="T50">REQUISITOS</text:span><text:span text:style-name="T47"> , PLANEJAMENTO DE PROJETO, </text:span><text:span text:style-name="T48">ETC. </text:span><text:span text:style-name="T51">E </text:span><text:span text:style-name="T47"><text:s/>em DIVERSAS ÁREAS. </text:span></text:p>
      <text:p text:style-name="P114"/>
      <text:p text:style-name="P117"/>
      <text:p text:style-name="P130">- Atrasos nas entregas devido ao grande esforço e demora na especificação de requisitos</text:p>
      <text:p text:style-name="P142"><text:span text:style-name="T47"><text:s/>isto está em DIVERSAS ÁREAS. Na área de PLANEJAMENTO DE PROJETO, GERENCIAMENTO DE REQUISITOS, </text:span><text:span text:style-name="T48">ETC.</text:span></text:p>
      <text:p text:style-name="P117"/>
      <text:p text:style-name="P117"/>
      <text:p text:style-name="P131">- Requisitos e documentação com livre possibilidade de alteração e sem formalização de mudanças</text:p>
      <text:p text:style-name="P118"><text:s/>isto está na área de GESTÃO DE REQUISITOS </text:p>
      <text:p text:style-name="P117"/>
      <text:p text:style-name="P117"/>
      <text:p text:style-name="P131">- Requisitos levantados com os provedores e a equipe do projeto de maneira alinhada e passando por revisões e análises</text:p>
      <text:p text:style-name="P143"><text:span text:style-name="T47"><text:s/>isto está na área de GESTÃO DE </text:span><text:span text:style-name="T50">REQUISITOS</text:span><text:span text:style-name="T47"> (</text:span><text:span text:style-name="T39">ponto forte</text:span><text:span text:style-name="T47">)</text:span></text:p>
      <text:p text:style-name="P117"/>
      <text:p text:style-name="P117"/>
      <text:p text:style-name="P132">- Descoberta tardia e reativa de problemas</text:p>
      <text:p text:style-name="P147"><text:span text:style-name="T50"><text:s/>isto está na área de GERENCIAMENTO DE </text:span><text:span text:style-name="T49">RISCOS</text:span></text:p>
      <text:p text:style-name="P120"/>
      <text:p text:style-name="P117"/>
      <text:p text:style-name="P133">- Orçamentos muito morosos e demorados</text:p>
      <text:p text:style-name="P119"><text:s/>isto está na área de <text:s/>PLANEJAMENTO DO PROJETO (Essa empresa não deve estar fazendo uma boa estimativa, pois ela não consegue passar o orçamento)</text:p>
      <text:p text:style-name="P119"/>
      <text:p text:style-name="P117"/>
      <text:p text:style-name="P134">- São realizadas estimativas de esforço para tarefas e realizado um cronograma</text:p>
      <text:p text:style-name="P121"><text:s/>isto está na área de <text:s/>PLANEJAMENTO DE PROJETO</text:p>
      <text:p text:style-name="P121"/>
      <text:p text:style-name="P117"/>
      <text:p text:style-name="P135">- Equipe do projeto é identificada <text:s text:c="5"/><text:span text:style-name="T140">{{sei quem trabalha na equipe }}</text:span></text:p>
      <text:p text:style-name="P144"><text:span text:style-name="T47"><text:s/>isto está na área de <text:s/>PLANEJAMENTO DE PROJETO <text:s/>(</text:span><text:span text:style-name="T39">ponto forte</text:span><text:span text:style-name="T47">) </text:span></text:p>
      <text:p text:style-name="P115"/>
      <text:p text:style-name="P117"/>
      <text:p text:style-name="P136"><text:soft-page-break/>- Orçamento e ciclo de vida de desenvolvimento são determinados</text:p>
      <text:p text:style-name="P148"><text:s/>isto está na área de <text:s/><text:span text:style-name="T34">PLANEJAMENTO DE PROJETO <text:s text:c="4"/></text:span><text:s/>(ponto forte) </text:p>
      <text:p text:style-name="P122">Demora pra dar os orçamentos, mas eles existem!</text:p>
      <text:p text:style-name="P122"/>
      <text:p text:style-name="P117"/>
      <text:p text:style-name="P137">- Existem reuniões de acompanhamento dos projetos</text:p>
      <text:p text:style-name="P145"><text:span text:style-name="T47"><text:s/>isto está na área de MONITORAMENTO E CONTROLE DO PROJETO (</text:span><text:span text:style-name="T39">ponto forte</text:span><text:span text:style-name="T47">) PMC</text:span></text:p>
      <text:p text:style-name="P117"/>
      <text:p text:style-name="P138"/>
      <text:p text:style-name="P139">- O acompanhamento de <text:span text:style-name="T34">fornecedores</text:span> é feito em contatos pontuais relacionados às entregas</text:p>
      <text:p text:style-name="P149"><text:s/>isto está na área de <text:span text:style-name="T34">GESTÃO DE ACORDO COM FORNECEDORES</text:span> <text:s text:c="3"/></text:p>
      <text:p text:style-name="P139"/>
      <text:p text:style-name="P139"/>
      <text:p text:style-name="P139">- São realizados contratos com <text:span text:style-name="T5">fornecedores</text:span>, sendo que todos os fornecedores são escolhidos baseados em avaliações de critérios pré definidos</text:p>
      <text:p text:style-name="P149"><text:s/>isto está na área de <text:s/><text:span text:style-name="T34">GESTÃO DE ACORDO COM FORNECEDORES</text:span> <text:s text:c="10"/></text:p>
      <text:p text:style-name="P138"/>
      <text:p text:style-name="P151"/>
      <text:p text:style-name="P146">Ausência padrão de infra-estrutura e desenvolvimento</text:p>
      <text:p text:style-name="P150">isto está na área de <text:span text:style-name="T148">GERENCIA DE CONFIGURAÇÃO</text:span>; <text:span text:style-name="T153">pois </text:span>estamos falando de coisas técnicas, estamos falando de ambiente de trabalho; </text:p>
      <text:p text:style-name="P152">Padronizar ferramentas </text:p>
      <text:p text:style-name="P152">Selecionar os itens de <text:span text:style-name="T144">infra-estrutura, desenvolvimento</text:span> e linguagem de programação para os arquivos de código de software baseado em critérios documentados</text:p>
      <text:p text:style-name="P150"/>
      <text:p text:style-name="P146"/>
      <text:p text:style-name="P140">- Papéis e responsabilidades indefinidos</text:p>
      <text:p text:style-name="P150"><text:s/>isto está na área de <text:span text:style-name="T34">PLANEJAMENTO DO PROJETO</text:span></text:p>
      <text:p text:style-name="P116"/>
      <text:p text:style-name="P140"/>
      <text:p text:style-name="P140">- Ausência de métricas</text:p>
      <text:p text:style-name="P150"><text:s/>isto está na área de (<text:span text:style-name="T34">MEDIÇÃO E ANÁLISE</text:span>)</text:p>
      <text:p text:style-name="P146"/>
      <text:p text:style-name="P146"/>
      <text:p text:style-name="P146"/>
      <text:p text:style-name="P140">- Falta de padrão de entregas, sem controle de <text:span text:style-name="T5">qualidade</text:span></text:p>
      <text:p text:style-name="P154"><text:span text:style-name="T116"><text:s/>isto está na área de (</text:span><text:span text:style-name="T152">PPQA</text:span><text:span text:style-name="T116">) </text:span><text:span text:style-name="T150">Garantia de Qualidade de Processos e Produtos</text:span></text:p>
      <text:p text:style-name="P146"><text:s/><text:span text:style-name="T143">e também</text:span> <text:s text:c="2"/><text:span text:style-name="T10">Verificação</text:span><text:span text:style-name="T141"> (pois a falta de padronização, se fazer uma Verificação dá pra resolver)</text:span></text:p>
      <text:p text:style-name="P146"/>
      <text:p text:style-name="P140"/>
      <text:p text:style-name="P140">- Ausência de políticas, processos e guias</text:p>
      <text:p text:style-name="P140"><text:span text:style-name="T140"><text:s/>isto está na área de </text:span><text:span text:style-name="T149">PPQA</text:span><text:span text:style-name="T140"> (área de qualidade, cadê?) <text:s/></text:span><text:span text:style-name="T151">Garantia de Qualidade de Processos e Produtos</text:span></text:p>
      <text:p text:style-name="P124"/>
      <text:p text:style-name="P127"/>
      <text:p text:style-name="P64"/>
      <text:p text:style-name="P64"/>
      <text:p text:style-name="P31"/>
      <text:p text:style-name="P66">FIM</text:p>
      <text:p text:style-name="P15"/>
      <text:p text:style-name="P1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7:50:52.718365712</meta:creation-date>
    <dc:date>2019-04-14T04:52:40.841007663</dc:date>
    <meta:editing-duration>P1DT1H52M34S</meta:editing-duration>
    <meta:editing-cycles>423</meta:editing-cycles>
    <meta:generator>LibreOffice/6.0.7.3$Linux_X86_64 LibreOffice_project/00m0$Build-3</meta:generator>
    <meta:document-statistic meta:table-count="0" meta:image-count="0" meta:object-count="0" meta:page-count="5" meta:paragraph-count="112" meta:word-count="1548" meta:character-count="9460" meta:non-whitespace-character-count="7943"/>
  </office:meta>
</office:document-meta>
</file>